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'Liberation Sans', Roboto, Noto, sans-serif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officeooo:paragraph-rsid="01848fb2"/>
    </style:style>
    <style:style style:name="P24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normal" officeooo:rsid="018a6720" officeooo:paragraph-rsid="0188dd6c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6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30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31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5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2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3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47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d378d"/>
    </style:style>
    <style:style style:name="P4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4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eccae"/>
    </style:style>
    <style:style style:name="P50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91da95"/>
    </style:style>
    <style:style style:name="P51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52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53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4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5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6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19fd039"/>
    </style:style>
    <style:style style:name="P58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9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60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6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6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6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64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5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8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19fd039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74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5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officeooo:paragraph-rsid="019fd039" style:font-weight-asian="bold"/>
    </style:style>
    <style:style style:name="P7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81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82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3" style:family="paragraph" style:parent-style-name="Standard" style:list-style-name="WW8Num3">
      <style:paragraph-properties fo:margin-top="0cm" fo:margin-bottom="0.353cm" loext:contextual-spacing="false" fo:line-height="100%"/>
      <style:text-properties officeooo:paragraph-rsid="019fd039"/>
    </style:style>
    <style:style style:name="P84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5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6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7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8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90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91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92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3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2249a9"/>
    </style:style>
    <style:style style:name="P95" style:family="paragraph" style:parent-style-name="Text_20_body" style:list-style-name="WW8Num3">
      <style:paragraph-properties fo:margin-top="0cm" fo:margin-bottom="0cm" loext:contextual-spacing="false" fo:line-height="100%"/>
      <style:text-properties fo:font-weight="normal" officeooo:paragraph-rsid="01469961" style:font-weight-asian="normal" style:font-weight-complex="normal"/>
    </style:style>
    <style:style style:name="P9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7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8" style:family="paragraph">
      <style:paragraph-properties fo:margin-top="0cm" fo:margin-bottom="0cm"/>
    </style:style>
    <style:style style:name="P99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style:font-name="Calibri" fo:font-size="11pt" fo:font-weight="bold" officeooo:rsid="00496321" style:font-size-asian="11pt" style:font-weight-asian="bold" style:font-size-complex="11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2023b" style:font-weight-asian="bold" style:font-weight-complex="bold"/>
    </style:style>
    <style:style style:name="T20" style:family="text">
      <style:text-properties fo:font-weight="bold" officeooo:rsid="0034a246" style:font-weight-asian="bold" style:font-weight-complex="bold"/>
    </style:style>
    <style:style style:name="T21" style:family="text">
      <style:text-properties fo:font-weight="bold" officeooo:rsid="00836dd9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2023b" style:font-weight-asian="normal" style:font-weight-complex="normal"/>
    </style:style>
    <style:style style:name="T24" style:family="text">
      <style:text-properties fo:font-weight="normal" officeooo:rsid="00435e70" style:font-weight-asian="normal" style:font-weight-complex="normal"/>
    </style:style>
    <style:style style:name="T25" style:family="text">
      <style:text-properties fo:font-weight="normal" officeooo:rsid="007b3802" style:font-weight-asian="normal" style:font-weight-complex="normal"/>
    </style:style>
    <style:style style:name="T26" style:family="text">
      <style:text-properties fo:font-weight="normal" officeooo:rsid="00a9273a" style:font-weight-asian="normal" style:font-weight-complex="normal"/>
    </style:style>
    <style:style style:name="T27" style:family="text">
      <style:text-properties fo:font-weight="normal" officeooo:rsid="00b3c9fc" style:font-weight-asian="normal" style:font-weight-complex="normal"/>
    </style:style>
    <style:style style:name="T28" style:family="text">
      <style:text-properties fo:font-weight="normal" officeooo:rsid="00b4a0e3" style:font-weight-asian="normal" style:font-weight-complex="normal"/>
    </style:style>
    <style:style style:name="T29" style:family="text">
      <style:text-properties fo:font-weight="normal" officeooo:rsid="001da012" style:font-weight-asian="normal" style:font-weight-complex="normal"/>
    </style:style>
    <style:style style:name="T30" style:family="text">
      <style:text-properties fo:font-weight="normal" officeooo:rsid="001bd016" style:font-weight-asian="normal" style:font-weight-complex="normal"/>
    </style:style>
    <style:style style:name="T31" style:family="text">
      <style:text-properties fo:font-weight="normal" officeooo:rsid="001ec276" style:font-weight-asian="normal" style:font-weight-complex="normal"/>
    </style:style>
    <style:style style:name="T32" style:family="text">
      <style:text-properties fo:font-weight="normal" officeooo:rsid="010824db" style:font-weight-asian="normal" style:font-weight-complex="normal"/>
    </style:style>
    <style:style style:name="T33" style:family="text">
      <style:text-properties fo:font-weight="normal" officeooo:rsid="01585e05" style:font-weight-asian="normal" style:font-weight-complex="normal"/>
    </style:style>
    <style:style style:name="T34" style:family="text">
      <style:text-properties fo:font-weight="normal" officeooo:rsid="015b3fb8" style:font-weight-asian="normal" style:font-weight-complex="normal"/>
    </style:style>
    <style:style style:name="T35" style:family="text">
      <style:text-properties fo:font-weight="normal" officeooo:rsid="0168473f" style:font-weight-asian="normal" style:font-weight-complex="normal"/>
    </style:style>
    <style:style style:name="T36" style:family="text">
      <style:text-properties style:use-window-font-color="true" style:font-name="Calibri"/>
    </style:style>
    <style:style style:name="T37" style:family="text">
      <style:text-properties style:use-window-font-color="true" style:font-name="Calibri" fo:font-weight="bold" style:font-weight-asian="bold"/>
    </style:style>
    <style:style style:name="T38" style:family="text">
      <style:text-properties style:use-window-font-color="true" style:font-name="Calibri" fo:font-weight="bold" style:font-weight-asian="bold" style:font-weight-complex="bold"/>
    </style:style>
    <style:style style:name="T39" style:family="text">
      <style:text-properties style:use-window-font-color="true" style:font-name="Calibri" fo:font-weight="bold" officeooo:rsid="00740786" style:font-weight-asian="bold" style:font-weight-complex="bold"/>
    </style:style>
    <style:style style:name="T40" style:family="text">
      <style:text-properties style:use-window-font-color="true" style:font-name="Calibri" fo:font-weight="bold" officeooo:rsid="012b7132" style:font-weight-asian="bold" style:font-weight-complex="bold"/>
    </style:style>
    <style:style style:name="T41" style:family="text">
      <style:text-properties style:use-window-font-color="true" style:font-name="Calibri" fo:font-weight="bold" officeooo:rsid="012e21b4" style:font-weight-asian="bold" style:font-weight-complex="bold"/>
    </style:style>
    <style:style style:name="T42" style:family="text">
      <style:text-properties style:use-window-font-color="true" style:font-name="Calibri" fo:font-weight="bold" officeooo:rsid="012c62fd" style:font-weight-asian="bold" style:font-weight-complex="bold"/>
    </style:style>
    <style:style style:name="T43" style:family="text">
      <style:text-properties style:use-window-font-color="true" style:font-name="Calibri" fo:font-weight="bold" officeooo:rsid="012f8a0a" style:font-weight-asian="bold" style:font-weight-complex="bold"/>
    </style:style>
    <style:style style:name="T44" style:family="text">
      <style:text-properties style:use-window-font-color="true" style:font-name="Calibri" fo:font-weight="bold" officeooo:rsid="012f9d6e" style:font-weight-asian="bold" style:font-weight-complex="bold"/>
    </style:style>
    <style:style style:name="T45" style:family="text">
      <style:text-properties style:use-window-font-color="true" style:font-name="Calibri" fo:font-weight="bold" officeooo:rsid="018f9877" style:font-weight-asian="bold" style:font-weight-complex="bold"/>
    </style:style>
    <style:style style:name="T46" style:family="text">
      <style:text-properties style:use-window-font-color="true" style:font-name="Calibri" fo:font-weight="bold" officeooo:rsid="01b89664" style:font-weight-asian="bold" style:font-weight-complex="bold"/>
    </style:style>
    <style:style style:name="T47" style:family="text">
      <style:text-properties style:use-window-font-color="true" style:font-name="Calibri" officeooo:rsid="00450cce"/>
    </style:style>
    <style:style style:name="T48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49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1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2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3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6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7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8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9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0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1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bold" officeooo:rsid="01980c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3" style:family="text">
      <style:text-properties style:use-window-font-color="true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4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5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6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7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8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7" style:family="text">
      <style:text-properties style:use-window-font-color="true" style:font-name="Calibri" fo:font-size="13pt" fo:font-weight="normal" officeooo:rsid="0198cc91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8" style:family="text">
      <style:text-properties style:use-window-font-color="true" style:font-name="Calibri" fo:font-size="13pt" fo:font-weight="normal" officeooo:rsid="01a1a303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9" style:family="text">
      <style:text-properties style:use-window-font-color="true" style:font-name="Calibri" fo:font-size="13pt" fo:font-weight="normal" officeooo:rsid="01a4221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0" style:family="text">
      <style:text-properties style:use-window-font-color="true" style:font-name="Calibri" fo:font-size="13pt" fo:font-weight="normal" officeooo:rsid="01a5c67a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1" style:family="text">
      <style:text-properties style:use-window-font-color="true" style:font-name="Calibri" style:font-weight-complex="bold"/>
    </style:style>
    <style:style style:name="T82" style:family="text">
      <style:text-properties style:use-window-font-color="true" style:font-name="Calibri" officeooo:rsid="00724d8a" style:font-weight-complex="bold"/>
    </style:style>
    <style:style style:name="T83" style:family="text">
      <style:text-properties style:use-window-font-color="true" style:font-name="Calibri" officeooo:rsid="0076c45f" style:font-weight-complex="bold"/>
    </style:style>
    <style:style style:name="T84" style:family="text">
      <style:text-properties style:use-window-font-color="true" style:font-name="Calibri" officeooo:rsid="0077fb0e" style:font-weight-complex="bold"/>
    </style:style>
    <style:style style:name="T85" style:family="text">
      <style:text-properties style:use-window-font-color="true" style:font-name="Calibri" officeooo:rsid="007daa2e" style:font-weight-complex="bold"/>
    </style:style>
    <style:style style:name="T86" style:family="text">
      <style:text-properties style:use-window-font-color="true" style:font-name="Calibri" officeooo:rsid="00c4ed28" style:font-weight-complex="bold"/>
    </style:style>
    <style:style style:name="T87" style:family="text">
      <style:text-properties style:use-window-font-color="true" style:font-name="Calibri" officeooo:rsid="00c66b24" style:font-weight-complex="bold"/>
    </style:style>
    <style:style style:name="T88" style:family="text">
      <style:text-properties style:use-window-font-color="true" style:font-name="Calibri" officeooo:rsid="00dd279d" style:font-weight-complex="bold"/>
    </style:style>
    <style:style style:name="T89" style:family="text">
      <style:text-properties style:use-window-font-color="true" style:font-name="Calibri" officeooo:rsid="00f9d989" style:font-weight-complex="bold"/>
    </style:style>
    <style:style style:name="T90" style:family="text">
      <style:text-properties style:use-window-font-color="true" style:font-name="Calibri" officeooo:rsid="00fb9cd0" style:font-weight-complex="bold"/>
    </style:style>
    <style:style style:name="T91" style:family="text">
      <style:text-properties style:use-window-font-color="true" style:font-name="Calibri" officeooo:rsid="00fca9e0" style:font-weight-complex="bold"/>
    </style:style>
    <style:style style:name="T92" style:family="text">
      <style:text-properties style:use-window-font-color="true" style:font-name="Calibri" officeooo:rsid="00fe207e" style:font-weight-complex="bold"/>
    </style:style>
    <style:style style:name="T93" style:family="text">
      <style:text-properties style:use-window-font-color="true" style:font-name="Calibri" officeooo:rsid="0106fed2" style:font-weight-complex="bold"/>
    </style:style>
    <style:style style:name="T94" style:family="text">
      <style:text-properties style:use-window-font-color="true" style:font-name="Calibri" officeooo:rsid="011c04ae" style:font-weight-complex="bold"/>
    </style:style>
    <style:style style:name="T95" style:family="text">
      <style:text-properties style:use-window-font-color="true" style:font-name="Calibri" officeooo:rsid="0085229b"/>
    </style:style>
    <style:style style:name="T96" style:family="text">
      <style:text-properties style:use-window-font-color="true" style:font-name="Calibri" fo:font-weight="normal" style:font-weight-asian="normal" style:font-weight-complex="normal"/>
    </style:style>
    <style:style style:name="T97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98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99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100" style:family="text">
      <style:text-properties style:use-window-font-color="true" style:font-name="Calibri" fo:font-weight="normal" officeooo:rsid="01b89664" style:font-weight-asian="normal" style:font-weight-complex="normal"/>
    </style:style>
    <style:style style:name="T101" style:family="text">
      <style:text-properties style:use-window-font-color="true" style:font-name="Calibri" officeooo:rsid="008eaf38"/>
    </style:style>
    <style:style style:name="T102" style:family="text">
      <style:text-properties style:use-window-font-color="true" style:font-name="Calibri" officeooo:rsid="00922bff"/>
    </style:style>
    <style:style style:name="T103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04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105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06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07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08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9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0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11" style:family="text">
      <style:text-properties style:use-window-font-color="true" style:font-name="Calibri" fo:font-size="11pt" fo:language="fr" fo:country="FR" fo:font-weight="bold" officeooo:rsid="01ac5ad1" style:font-name-asian="Calibri" style:font-size-asian="11pt" style:font-weight-asian="bold" style:font-name-complex="Times New Roman" style:font-size-complex="11pt" style:language-complex="ar" style:country-complex="SA"/>
    </style:style>
    <style:style style:name="T112" style:family="text">
      <style:text-properties style:use-window-font-color="true" style:font-name="Calibri" fo:font-size="11pt" fo:language="fr" fo:country="FR" fo:font-weight="bold" officeooo:rsid="01ade7c9" style:font-name-asian="Calibri" style:font-size-asian="11pt" style:font-weight-asian="bold" style:font-name-complex="Times New Roman" style:font-size-complex="11pt" style:language-complex="ar" style:country-complex="SA"/>
    </style:style>
    <style:style style:name="T113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0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1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2" style:family="text">
      <style:text-properties style:use-window-font-color="true" style:font-name="Calibri" fo:font-size="11pt" fo:language="fr" fo:country="FR" officeooo:rsid="002249a9" style:font-name-asian="Calibri" style:font-size-asian="11pt" style:font-name-complex="Times New Roman" style:font-size-complex="11pt" style:language-complex="ar" style:country-complex="SA"/>
    </style:style>
    <style:style style:name="T133" style:family="text">
      <style:text-properties style:use-window-font-color="true" style:font-name="Calibri" officeooo:rsid="011f7add"/>
    </style:style>
    <style:style style:name="T134" style:family="text">
      <style:text-properties style:use-window-font-color="true" style:font-name="Calibri" officeooo:rsid="012b7132"/>
    </style:style>
    <style:style style:name="T135" style:family="text">
      <style:text-properties style:font-weight-complex="bold"/>
    </style:style>
    <style:style style:name="T136" style:family="text">
      <style:text-properties officeooo:rsid="00334782" style:font-weight-complex="bold"/>
    </style:style>
    <style:style style:name="T137" style:family="text">
      <style:text-properties officeooo:rsid="005cc885" style:font-weight-complex="bold"/>
    </style:style>
    <style:style style:name="T138" style:family="text">
      <style:text-properties officeooo:rsid="006d81c6" style:font-weight-complex="bold"/>
    </style:style>
    <style:style style:name="T139" style:family="text">
      <style:text-properties officeooo:rsid="00c3c9f3" style:font-weight-complex="bold"/>
    </style:style>
    <style:style style:name="T140" style:family="text">
      <style:text-properties officeooo:rsid="00de8499" style:font-weight-complex="bold"/>
    </style:style>
    <style:style style:name="T141" style:family="text">
      <style:text-properties fo:font-style="italic" style:font-style-asian="italic" style:font-weight-complex="bold"/>
    </style:style>
    <style:style style:name="T142" style:family="text">
      <style:text-properties fo:font-style="italic" officeooo:rsid="008885d7" style:font-style-asian="italic" style:font-weight-complex="bold"/>
    </style:style>
    <style:style style:name="T143" style:family="text">
      <style:text-properties fo:font-style="italic" fo:font-weight="bold" style:font-style-asian="italic" style:font-weight-asian="bold"/>
    </style:style>
    <style:style style:name="T144" style:family="text">
      <style:text-properties fo:font-style="italic" fo:font-weight="bold" officeooo:rsid="004056c9" style:font-style-asian="italic" style:font-weight-asian="bold"/>
    </style:style>
    <style:style style:name="T145" style:family="text">
      <style:text-properties fo:font-style="italic" fo:font-weight="bold" style:font-style-asian="italic" style:font-weight-asian="bold" style:font-weight-complex="bold"/>
    </style:style>
    <style:style style:name="T146" style:family="text">
      <style:text-properties style:font-style-complex="italic" style:font-weight-complex="bold"/>
    </style:style>
    <style:style style:name="T147" style:family="text">
      <style:text-properties officeooo:rsid="011fd994" style:font-style-complex="italic" style:font-weight-complex="bold"/>
    </style:style>
    <style:style style:name="T148" style:family="text">
      <style:text-properties fo:color="#3c77b6" style:font-name="Calibri" fo:font-size="11pt" officeooo:rsid="00496321" style:font-size-asian="11pt" style:font-size-complex="11pt"/>
    </style:style>
    <style:style style:name="T149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50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51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52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53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54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55" style:family="text">
      <style:text-properties fo:color="#3c77b6" style:font-name="Calibri" fo:font-size="18pt" fo:font-weight="bold" officeooo:rsid="018a1a98" style:font-size-asian="18pt" style:font-weight-asian="bold" style:font-size-complex="18pt"/>
    </style:style>
    <style:style style:name="T156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57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58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59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60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61" style:family="text">
      <style:text-properties fo:language="fr" fo:country="FR" fo:font-style="normal" style:language-asian="en" style:country-asian="US" style:font-style-asian="normal"/>
    </style:style>
    <style:style style:name="T162" style:family="text">
      <style:text-properties fo:language="fr" fo:country="FR" fo:font-style="normal" style:language-asian="en" style:country-asian="US" style:font-style-asian="normal" style:font-weight-complex="normal"/>
    </style:style>
    <style:style style:name="T163" style:family="text">
      <style:text-properties style:text-underline-style="solid" style:text-underline-width="auto" style:text-underline-color="font-color" fo:font-weight="bold" style:font-weight-asian="bold"/>
    </style:style>
    <style:style style:name="T164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65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66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8" style:family="text">
      <style:text-properties style:text-underline-style="solid" style:text-underline-width="auto" style:text-underline-color="font-color" fo:font-weight="bold" officeooo:rsid="019fd039" style:font-weight-asian="bold"/>
    </style:style>
    <style:style style:name="T169" style:family="text">
      <style:text-properties officeooo:rsid="00191e15"/>
    </style:style>
    <style:style style:name="T170" style:family="text">
      <style:text-properties officeooo:rsid="00195cfb"/>
    </style:style>
    <style:style style:name="T171" style:family="text">
      <style:text-properties officeooo:rsid="001bb821"/>
    </style:style>
    <style:style style:name="T172" style:family="text">
      <style:text-properties officeooo:rsid="002c51ef"/>
    </style:style>
    <style:style style:name="T173" style:family="text">
      <style:text-properties officeooo:rsid="00312cb6"/>
    </style:style>
    <style:style style:name="T174" style:family="text">
      <style:text-properties officeooo:rsid="001bd016"/>
    </style:style>
    <style:style style:name="T175" style:family="text">
      <style:text-properties officeooo:rsid="001ec276"/>
    </style:style>
    <style:style style:name="T176" style:family="text">
      <style:text-properties fo:font-size="12pt" fo:font-weight="bold" style:font-size-asian="12pt" style:font-weight-asian="bold" style:font-size-complex="12pt"/>
    </style:style>
    <style:style style:name="T177" style:family="text">
      <style:text-properties fo:font-size="12pt" fo:font-weight="bold" style:font-size-asian="12pt" style:font-weight-asian="bold" style:font-size-complex="12pt" style:font-weight-complex="bold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style:font-size-asian="12pt" style:font-size-complex="12pt" style:font-weight-complex="bold"/>
    </style:style>
    <style:style style:name="T180" style:family="text">
      <style:text-properties style:font-name-complex="Calibri" style:font-weight-complex="bold"/>
    </style:style>
    <style:style style:name="T181" style:family="text">
      <style:text-properties officeooo:rsid="0073eea5"/>
    </style:style>
    <style:style style:name="T182" style:family="text">
      <style:text-properties officeooo:rsid="007daa2e"/>
    </style:style>
    <style:style style:name="T183" style:family="text">
      <style:text-properties officeooo:rsid="00815a75"/>
    </style:style>
    <style:style style:name="T184" style:family="text">
      <style:text-properties officeooo:rsid="00836dd9"/>
    </style:style>
    <style:style style:name="T185" style:family="text">
      <style:text-properties officeooo:rsid="00dffe54"/>
    </style:style>
    <style:style style:name="T186" style:family="text">
      <style:text-properties officeooo:rsid="010824db"/>
    </style:style>
    <style:style style:name="T187" style:family="text">
      <style:text-properties officeooo:rsid="0124ca7c"/>
    </style:style>
    <style:style style:name="T188" style:family="text">
      <style:text-properties officeooo:rsid="01847ff0"/>
    </style:style>
    <style:style style:name="T189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0496321" style:font-size-asian="11pt" style:language-asian="zxx" style:country-asian="none" style:font-weight-asian="bold" style:font-size-complex="11pt" style:language-complex="zxx" style:country-complex="none"/>
    </style:style>
    <style:style style:name="T190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18c6fa1" style:font-size-asian="11pt" style:language-asian="zxx" style:country-asian="none" style:font-weight-asian="bold" style:font-size-complex="11pt" style:language-complex="zxx" style:country-complex="none"/>
    </style:style>
    <style:style style:name="T191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2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3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94" style:family="text">
      <style:text-properties fo:font-variant="normal" fo:text-transform="none" style:use-window-font-color="true" style:font-name="Calibri" fo:font-size="11pt" fo:letter-spacing="normal" fo:language="fr" fo:country="FR" fo:font-style="normal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95" style:family="text">
      <style:text-properties fo:font-variant="normal" fo:text-transform="none" style:use-window-font-color="true" style:font-name="Calibri" fo:font-size="11pt" fo:letter-spacing="normal" fo:language="fr" fo:country="FR" fo:font-style="normal" officeooo:rsid="01469961" style:font-name-asian="Calibri" style:font-size-asian="11pt" style:font-name-complex="Times New Roman" style:font-size-complex="11pt" style:language-complex="ar" style:country-complex="SA"/>
    </style:style>
    <style:style style:name="T196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fo:color="#2a6099" style:font-name="Calibri" fo:font-size="12pt"/>
    </style:style>
    <style:style style:name="T198" style:family="text">
      <style:text-properties fo:color="#2a6099" style:font-name="Calibri" fo:font-size="12pt" fo:font-weight="bold" style:font-weight-asian="bold" style:font-weight-complex="bold"/>
    </style:style>
    <style:style style:name="T199" style:family="text">
      <style:text-properties fo:color="#2a6099" style:font-name="Calibri" fo:font-size="12pt" fo:font-weight="normal" style:font-weight-asian="normal" style:font-weight-complex="normal"/>
    </style:style>
    <style:style style:name="T200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87">ounes </text:span>CHRAK</text:p>
            <text:p text:style-name="P9"><draw:frame text:anchor-type="paragraph" draw:z-index="0" draw:name="Forme1" draw:style-name="gr2" draw:text-style-name="P99" svg:width="8.243cm" svg:height="4.975cm" svg:x="9.236cm" svg:y="-1.508cm"><draw:text-box><text:p text:style-name="P98"><text:span text:style-name="T197"><text:s/></text:span><text:span text:style-name="T197">Permis B</text:span></text:p><text:p text:style-name="P98"><text:span text:style-name="T197"/></text:p><text:p text:style-name="P98"><text:span text:style-name="T198"><text:s text:c="2"/></text:span><text:span text:style-name="T198">Adresse </text:span><text:span text:style-name="T197">: 92150 Suresnes</text:span></text:p><text:p text:style-name="P98"><text:span text:style-name="T197"/></text:p><text:p text:style-name="P98"><text:span text:style-name="T198"><text:s text:c="2"/></text:span><text:span text:style-name="T198">Mail :</text:span><text:span text:style-name="T197"> </text:span><text:span text:style-name="T197"><text:a xlink:href="mailto:chryounes@gmail.com" xlink:type="simple">chryounes@gmail.com</text:a></text:span></text:p><text:p><text:span text:style-name="T198"><text:s text:c="2"/></text:span><text:span text:style-name="T198">Linkedin : </text:span><text:span text:style-name="T199">http://linkedin.com/in/younesc</text:span></text:p><text:p><text:span text:style-name="T197"/></text:p><text:p><text:span text:style-name="T198">  </text:span><text:span text:style-name="T198">Tél1 :</text:span><text:span text:style-name="T199"> 06 64 44 45 79 </text:span><text:span text:style-name="T198">| tél2 : </text:span><text:span text:style-name="T200">07 89 35 50 70</text:span></text:p></draw:text-box></draw:frame><text:span text:style-name="T154">I</text:span><text:span text:style-name="T153">ntégrateur </text:span><text:span text:style-name="T154">w</text:span><text:span text:style-name="T153">eb / </text:span><text:span text:style-name="T155">Frontend dev </text:span><text:span text:style-name="T156">( Consultant cadre avec plusieurs années d’expériences </text:span><text:span text:style-name="T157"><text:s/></text:span><text:span text:style-name="T156">)</text:span></text:p>
            <text:list xml:id="list2574193758" text:style-name="L1">
              <text:list-header>
                <text:p text:style-name="P36">https://github.com/younesh/MyStyleGuide</text:p>
                <text:p text:style-name="P37"/>
              </text:list-header>
            </text:list>
          </table:table-cell>
          <table:table-cell table:style-name="Tableau1.A1" office:value-type="string">
            <text:p text:style-name="P20"/>
          </table:table-cell>
        </table:table-row>
      </table:table>
      <text:p text:style-name="P1"><draw:frame text:anchor-type="paragraph" draw:z-index="2" draw:name="Forme2" draw:style-name="gr1" draw:text-style-name="P97" svg:width="17.622cm" svg:height="1.033cm" svg:x="0.046cm" svg:y="0.554cm"><draw:text-box><text:p text:style-name="P96"><text:span text:style-name="T196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5" text:outline-level="4"/>
          </table:table-cell>
        </table:table-row>
        <table:table-row table:style-name="Tableau2.2">
          <table:table-cell table:style-name="Tableau2.A1" office:value-type="string">
            <text:p text:style-name="P24"/>
            <text:list xml:id="list904589375" text:style-name="WW8Num6">
              <text:list-item>
                <text:list>
                  <text:list-item>
                    <text:p text:style-name="P42">Techniques : WEB / multimédia</text:p>
                  </text:list-item>
                </text:list>
              </text:list-item>
            </text:list>
            <text:list xml:id="list582072030" text:style-name="WW8Num5">
              <text:list-item>
                <text:p text:style-name="P64"><text:span text:style-name="T38">Développement / </text:span><text:span text:style-name="T41">intégration</text:span><text:span text:style-name="T38"> d</text:span><text:span text:style-name="T42">e l’</text:span><text:span text:style-name="T38">interface </text:span><text:span text:style-name="T42">web</text:span><text:span text:style-name="T38"> utilisateur</text:span><text:span text:style-name="T36"> en langages </text:span><text:span text:style-name="T38">front (HTML-CSS-JS )</text:span><text:span text:style-name="T36"> <text:s/>valide aux normes du W3C et compatible avec les navigateurs populaires </text:span><text:span text:style-name="T134">et récent </text:span><text:span text:style-name="T36">du net </text:span><text:span text:style-name="T134">avec </text:span><text:span text:style-name="T36">la prise en compte </text:span><text:span text:style-name="T133">de plusieurs tailles et format d’écrans</text:span><text:span text:style-name="T36"> </text:span><text:span text:style-name="T38">( responsive web-</text:span><text:span text:style-name="T40">design </text:span><text:span text:style-name="T38">).</text:span></text:p>
              </text:list-item>
              <text:list-item>
                <text:p text:style-name="P65">Développer de l’interaction <text:span text:style-name="T188">UI</text:span> basé sur des animations css3 et la manipulation du DOM en JavaScript <text:span text:style-name="T181">native</text:span>/ jQuery / <text:span text:style-name="T182">TypeScript</text:span>.</text:p>
              </text:list-item>
              <text:list-item>
                <text:p text:style-name="P43"><text:span text:style-name="T81">Avec </text:span><text:span text:style-name="T38">VueJS / </text:span><text:span text:style-name="T39">R</text:span><text:span text:style-name="T43">eact</text:span><text:span text:style-name="T44">JS</text:span><text:span text:style-name="T81"> , développement front d’une interface CRUD consommant une API-REST par la lib AXIOS. <text:s/></text:span><text:span text:style-name="T94">Et </text:span><text:span text:style-name="T88"><text:s/></text:span><text:span text:style-name="T94">en créant </text:span><text:span text:style-name="T88">des c</text:span><text:span text:style-name="T89">omposants </text:span><text:span text:style-name="T88"><text:s/>Interactive </text:span><text:span text:style-name="T90">en Atomic-</text:span><text:span text:style-name="T91">Design </text:span><text:span text:style-name="T92">architecture ...</text:span></text:p>
              </text:list-item>
              <text:list-item>
                <text:p text:style-name="P44"><text:span text:style-name="T83">Implémenter en amont du développement q</text:span><text:span text:style-name="T93">uelques</text:span><text:span text:style-name="T83"> règles </text:span><text:span text:style-name="T85">de base en</text:span><text:span text:style-name="T83"> accessibilité Web, SEO et de </text:span><text:span text:style-name="T84">performance</text:span><text:span text:style-name="T83"> WEB.</text:span></text:p>
              </text:list-item>
              <text:list-item>
                <text:p text:style-name="P45"><text:span text:style-name="T83">F</text:span><text:span text:style-name="T86">orce de propositions UX sur des problématiques de navigation, <text:s/></text:span><text:span text:style-name="T87">des dispositions lié aux responsive.</text:span></text:p>
              </text:list-item>
              <text:list-item>
                <text:p text:style-name="P86"><text:span text:style-name="T19">Avec Photoshop ou </text:span><text:span text:style-name="T1">F</text:span><text:span text:style-name="T19">igma : </text:span><text:span text:style-name="T23">en plus d’extraire les </text:span><text:span text:style-name="T24">éléments</text:span><text:span text:style-name="T23"> </text:span><text:span text:style-name="T24">nécessaire</text:span><text:span text:style-name="T23"> à </text:span><text:span text:style-name="T24">l’intégration</text:span><text:span text:style-name="T23"> de l’interface web, <text:s/>je peut </text:span><text:span text:style-name="T24">être</text:span><text:span text:style-name="T23"> une force de </text:span><text:span text:style-name="T24">proposition</text:span><text:span text:style-name="T23"> </text:span><text:span text:style-name="T24">UI</text:span><text:span text:style-name="T23"> <text:s/></text:span><text:span text:style-name="T2">p</text:span><text:span text:style-name="T3">our proposer</text:span><text:span text:style-name="T23"> de </text:span><text:span text:style-name="T25">nouvelles </text:span><text:span text:style-name="T23">conception</text:span><text:span text:style-name="T24">s</text:span><text:span text:style-name="T23"> graphique</text:span><text:span text:style-name="T24">s,</text:span></text:p>
              </text:list-item>
              <text:list-item>
                <text:p text:style-name="P46"><text:span text:style-name="T38">Autres connaissances </text:span><text:span text:style-name="Strong_20_Emphasis"><text:span text:style-name="T36">Multimédia</text:span></text:span><text:span text:style-name="T38"> : </text:span><text:span text:style-name="T36">3DSMAX, after effect, <text:s/>adobe </text:span><text:span text:style-name="T47">première</text:span></text:p>
              </text:list-item>
            </text:list>
            <text:list xml:id="list185559089535050" text:continue-list="list904589375" text:style-name="WW8Num6">
              <text:list-item>
                <text:list>
                  <text:list-item>
                    <text:p text:style-name="P51"><text:span text:style-name="T191">Fonctionnel / </text:span><text:span text:style-name="T192">Métiers</text:span></text:p>
                  </text:list-item>
                </text:list>
              </text:list-item>
            </text:list>
            <text:list xml:id="list185559659756291" text:continue-list="list582072030" text:style-name="WW8Num5">
              <text:list-item>
                <text:p text:style-name="P47"><text:span text:style-name="T57">Formation</text:span><text:span text:style-name="T58">s</text:span><text:span text:style-name="T57"> / Démo : </text:span><text:span text:style-name="T64">avec un esprit pédagogue je donne des formations/ présentation</text:span><text:span text:style-name="T65">s</text:span><text:span text:style-name="T64"> </text:span><text:span text:style-name="T65">technique/théorique</text:span><text:span text:style-name="T64"> </text:span><text:span text:style-name="T65">sur </text:span><text:span text:style-name="T66">un </text:span><text:span text:style-name="T65">concept une fonctionnalité </text:span><text:span text:style-name="T78">pour n’importe qu’elle publique</text:span><text:span text:style-name="T65">.</text:span></text:p>
              </text:list-item>
              <text:list-item>
                <text:p text:style-name="P48"><text:span text:style-name="T67">J</text:span><text:span text:style-name="T68">e peu</text:span><text:span text:style-name="T65">x</text:span><text:span text:style-name="T68"> intégre</text:span><text:span text:style-name="T77">r</text:span><text:span text:style-name="T68"> facilement un environnement </text:span><text:span text:style-name="T59">Agile / Scrum</text:span><text:span text:style-name="T68"> </text:span><text:span text:style-name="T69">ou mener des </text:span><text:span text:style-name="T70">cérémonie</text:span><text:span text:style-name="T69"> agile </text:span><text:span text:style-name="T71">a</text:span><text:span text:style-name="T72">vec</text:span><text:span text:style-name="T71"> un suivie sur un tableau </text:span><text:span text:style-name="T72">kanban</text:span><text:span text:style-name="T71"> </text:span><text:span text:style-name="T68">,</text:span></text:p>
              </text:list-item>
              <text:list-item>
                <text:p text:style-name="P49"><text:span text:style-name="T70">J’ai des </text:span><text:span text:style-name="T68">c</text:span><text:span text:style-name="T70">onnaissances dans le </text:span><text:span text:style-name="T63">marketing digital / </text:span><text:span text:style-name="T60">E-marketing </text:span><text:span text:style-name="T70">, </text:span><text:soft-page-break/><text:span text:style-name="T70">référencement, <text:s/>stratégie de positionnement, </text:span><text:span text:style-name="T79">analyse d’indicateur</text:span><text:span text:style-name="T80">s</text:span></text:p>
              </text:list-item>
              <text:list-item>
                <text:p text:style-name="P50"><text:span text:style-name="T75">Des </text:span><text:span text:style-name="T73">c</text:span><text:span text:style-name="T74">onnaissances </text:span><text:span text:style-name="T61">fonctionnel</text:span><text:span text:style-name="T62">les </text:span><text:span text:style-name="T61">/ métiers</text:span><text:span text:style-name="T74"> <text:s/>sur des modèles applicatifs de type marketplace , e-commerce , <text:s/>suivie de</text:span><text:span text:style-name="T76">s</text:span><text:span text:style-name="T74"> dossier</text:span><text:span text:style-name="T76">s</text:span><text:span text:style-name="T74"> ...</text:span></text:p>
              </text:list-item>
            </text:list>
            <text:list xml:id="list185558460920526" text:continue-list="list185559089535050" text:style-name="WW8Num6">
              <text:list-item>
                <text:list>
                  <text:list-item>
                    <text:p text:style-name="P80">Technologies / environnement <text:s/>:</text:p>
                    <text:list>
                      <text:list-item>
                        <text:p text:style-name="P68"><text:span text:style-name="T18">Langages et Lib : </text:span><text:span text:style-name="T135">HTML5/XML/JSON ; CSS3/SASS-</text:span><text:span text:style-name="T136">SCSS;</text:span><text:span text:style-name="T135"> javascript/</text:span><text:span text:style-name="T137">ES6</text:span><text:span text:style-name="T135">/Jquery; </text:span><text:span text:style-name="T139">TypeScript, </text:span><text:span text:style-name="T135"><text:s/>PHP</text:span><text:span text:style-name="T141">(</text:span><text:span text:style-name="T143">notion</text:span><text:span text:style-name="T144">s</text:span><text:span text:style-name="T141">)</text:span></text:p>
                      </text:list-item>
                      <text:list-item>
                        <text:p text:style-name="P68"><text:span text:style-name="T18">Framework : </text:span><text:span text:style-name="T135">Bootstrap 3/4 ,</text:span><text:span text:style-name="T18"> <text:s text:c="2"/></text:span><text:span text:style-name="T146">VueJs , </text:span><text:span text:style-name="T147">ReactJS</text:span></text:p>
                      </text:list-item>
                      <text:list-item>
                        <text:p text:style-name="P68"><text:span text:style-name="T18">Traitement d’image/Design  : </text:span>Adobe<text:span text:style-name="T18"> </text:span><text:span text:style-name="T135">Photoshop, </text:span><text:span text:style-name="T138">Figma</text:span></text:p>
                      </text:list-item>
                      <text:list-item>
                        <text:p text:style-name="P81"><text:span text:style-name="T18">Task runners </text:span><text:span text:style-name="T141">( </text:span><text:span text:style-name="T145">config de base)</text:span><text:span text:style-name="T18">  : </text:span><text:span text:style-name="T135">Brunch , Gulp, <text:s/>webpack</text:span></text:p>
                      </text:list-item>
                      <text:list-item>
                        <text:p text:style-name="P68"><text:span text:style-name="T18">Data interface :</text:span><text:span text:style-name="T135"> Api REST / </text:span><text:span text:style-name="T140">A</text:span><text:span text:style-name="T135">XIOS </text:span><text:span text:style-name="T140">lib </text:span><text:span text:style-name="T135">, <text:s/>MySql</text:span></text:p>
                      </text:list-item>
                      <text:list-item>
                        <text:p text:style-name="P68"><text:span text:style-name="T18">Editeur / IDE : </text:span><text:span text:style-name="T135">VS-CODE, <text:s text:c="2"/>jetBrain PHPstorm</text:span></text:p>
                      </text:list-item>
                      <text:list-item>
                        <text:p text:style-name="P68"><text:span text:style-name="T18">OS :</text:span><text:span text:style-name="T135"> WINDOWS </text:span><text:span text:style-name="T141">(principalement)</text:span><text:span text:style-name="T135"> , UNIX/linux </text:span><text:span text:style-name="T141">(commande</text:span><text:span text:style-name="T142">s</text:span><text:span text:style-name="T141"> de base)</text:span></text:p>
                      </text:list-item>
                      <text:list-item>
                        <text:p text:style-name="P68"><text:span text:style-name="T18">Versionning : </text:span><text:span text:style-name="T135">GIT</text:span></text:p>
                      </text:list-item>
                      <text:list-item>
                        <text:p text:style-name="P81"><text:span text:style-name="T38">Méthode :</text:span><text:span text:style-name="T81"> </text:span><text:span text:style-name="T82">A</text:span><text:span text:style-name="T81">gile/Scrum, tableau canban</text:span></text:p>
                      </text:list-item>
                      <text:list-item>
                        <text:p text:style-name="P55"><text:span text:style-name="T18">CMS</text:span><text:span text:style-name="T135"> : WordPress</text:span></text:p>
                      </text:list-item>
                    </text:list>
                  </text:list-item>
                  <text:list-item>
                    <text:h text:style-name="P26" text:outline-level="4"><text:span text:style-name="T193">Langues</text:span><text:span text:style-name="T15"> :</text:span></text:h>
                    <text:p text:style-name="P88"><text:span text:style-name="T45"><text:s/>F</text:span><text:span text:style-name="T38">rançais</text:span><text:span text:style-name="T36"> : courant </text:span><text:span text:style-name="T51">|</text:span><text:span text:style-name="T36"> </text:span><text:span text:style-name="T38">Anglais</text:span><text:span text:style-name="T36"> : technique/</text:span><text:span text:style-name="T101">intermédiaire</text:span><text:span text:style-name="T36"> </text:span><text:span text:style-name="T51">|</text:span><text:span text:style-name="T36"> </text:span><text:span text:style-name="T38">Arabe</text:span><text:span text:style-name="T36"> : <text:s/>courant</text:span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7" text:outline-level="4"><draw:frame text:anchor-type="paragraph" draw:z-index="1" draw:name="Forme2" draw:style-name="gr1" draw:text-style-name="P97" svg:width="17.596cm" svg:height="1.033cm" svg:x="-0.155cm" svg:y="0.018cm"><draw:text-box><text:p text:style-name="P96"><text:span text:style-name="T196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85558340999725" text:continue-numbering="true" text:style-name="WW8Num6">
              <text:list-header>
                <text:p text:style-name="P31"/>
              </text:list-header>
              <text:list-item>
                <text:p text:style-name="P32">2020 : Formation<text:span text:style-name="T183">s</text:span> Udemy ( React &amp; vueJS )</text:p>
              </text:list-item>
              <text:list-item>
                <text:p text:style-name="P33"><text:span text:style-name="T17">2014 : </text:span><text:span text:style-name="T135">3 mois de formation continue en anglais au centre américain de Casablanca.</text:span></text:p>
              </text:list-item>
              <text:list-item>
                <text:p text:style-name="P33"><text:span text:style-name="T17">2013</text:span> : <text:span text:style-name="T18">MASTER 2 universitaire en multimédia et technologies du WEB</text:span> à l'université Hassan 1er (la FST).</text:p>
              </text:list-item>
              <text:list-item>
                <text:p text:style-name="P33"><text:span text:style-name="T17">2005</text:span> : Diplôme de technicien spécialisé en <text:span text:style-name="T18">Système d’information</text:span> à l’institut supérieur de gestion et d’informatique ISGI (institut OFPPT) à Casablanca.</text:p>
              </text:list-item>
              <text:list-item>
                <text:p text:style-name="P34"><text:span text:style-name="T162">2000</text:span><text:span text:style-name="T160"> : Baccalauréat option « </text:span><text:span text:style-name="T161">Sciences-exp</text:span><text:span text:style-name="T160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8" text:outline-level="4"><draw:frame text:anchor-type="paragraph" draw:z-index="3" draw:name="Forme2" draw:style-name="gr1" draw:text-style-name="P97" svg:width="17.596cm" svg:height="1.033cm" svg:x="-0.155cm" svg:y="0.018cm"><draw:text-box><text:p text:style-name="P96"><text:span text:style-name="T196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1"/>
            <text:list xml:id="list3774839015" text:style-name="WW8Num3">
              <text:list-item>
                <text:p text:style-name="P89"><text:span text:style-name="T105">2</text:span><text:span text:style-name="T106">020/</text:span><text:span text:style-name="T111">01 </text:span><text:span text:style-name="T106">à aujourd’hui :</text:span><text:span text:style-name="T116"> C</text:span><text:span text:style-name="T106">o</text:span><text:span text:style-name="T116">nsultant indépendant </text:span><text:span text:style-name="T117">front / intégration WEB </text:span><text:span text:style-name="T116">et </text:span><text:span text:style-name="T108">ouvert au marché actuellement </text:span><text:span text:style-name="T106">:</text:span></text:p>
                <text:list>
                  <text:list-item>
                    <text:list>
                      <text:list-item>
                        <text:p text:style-name="P89"><text:span text:style-name="T115">participation sur des modules front </text:span><text:span text:style-name="T114"><text:s/>d</text:span><text:span text:style-name="T115">u </text:span><text:span text:style-name="T114"><text:s/>projet </text:span><text:span text:style-name="T107">: <text:s/></text:span><text:a xlink:type="simple" xlink:href="http://www.soscoding.com/" text:style-name="Internet_20_link" text:visited-style-name="Visited_20_Internet_20_Link">http://www.soscoding.com/</text:a></text:p>
                      </text:list-item>
                      <text:list-item>
                        <text:p text:style-name="P95"><text:soft-page-break/><text:span text:style-name="T195">développement front de composant UI Atomic réutilisables ( dans mon gitHub / gitlab )</text:span></text:p>
                      </text:list-item>
                      <text:list-item>
                        <text:p text:style-name="P90"><text:span text:style-name="T118">création d</text:span><text:span text:style-name="T120">e plusieurs</text:span><text:span text:style-name="T118"> </text:span><text:span text:style-name="T119">Projet</text:span><text:span text:style-name="T120">s</text:span><text:span text:style-name="T119"> <text:s/></text:span><text:span text:style-name="T109">Kit-Starter-Front</text:span><text:span text:style-name="T119"> </text:span><text:span text:style-name="T121">personnel <text:s/></text:span><text:span text:style-name="T125">( dans mon gitHub/</text:span><text:span text:style-name="T128">gitlab</text:span><text:span text:style-name="T125"> ) </text:span><text:span text:style-name="T120">( twig-js, vueJS, React </text:span><text:span text:style-name="T123">) </text:span><text:span text:style-name="T124">pour refondre des ancien</text:span><text:span text:style-name="T130">s</text:span><text:span text:style-name="T124"> projet <text:s/></text:span><text:span text:style-name="T130">front </text:span><text:span text:style-name="T124">personnel / ou pour des tiers.</text:span></text:p>
                      </text:list-item>
                      <text:list-item>
                        <text:p text:style-name="P92"><text:span text:style-name="T118">Création </text:span><text:span text:style-name="T129">d’</text:span><text:span text:style-name="T113">un </text:span><text:span text:style-name="T124">écosystème</text:span><text:span text:style-name="T113"> digital pour le partage d’astuce technique et digital <text:s/>( site wordpress, </text:span><text:span text:style-name="T131">chaîne</text:span><text:span text:style-name="T113"> </text:span><text:span text:style-name="T131">YouTube</text:span><text:span text:style-name="T113">, </text:span><text:span text:style-name="T130">réseau</text:span><text:span text:style-name="T113"> sociaux <text:s/></text:span><text:span text:style-name="T126">et stratégie </text:span><text:span text:style-name="T127">web-marketing</text:span><text:span text:style-name="T113">) </text:span><text:span text:style-name="T122">.</text:span></text:p>
                      </text:list-item>
                    </text:list>
                  </text:list-item>
                  <text:list-item>
                    <text:p text:style-name="P76"><text:span text:style-name="T135">Environnement</text:span> : <text:span text:style-name="T22">HMTL5, SASS/</text:span><text:span text:style-name="T29">SCSS</text:span><text:span text:style-name="T22">, </text:span><text:span text:style-name="T34">JavaScript</text:span><text:span text:style-name="T22">, </text:span><text:span text:style-name="T30">gulp, twig-js </text:span><text:span text:style-name="T22">, Bootstrap</text:span><text:span text:style-name="T31"> 4</text:span><text:span text:style-name="T22">, GIT, BEM, Atomic-design, </text:span><text:span text:style-name="T32">vueJS 2.x, </text:span><text:span text:style-name="T22">ReactJS, </text:span><text:span text:style-name="T33">photoshop, figma, </text:span><text:span text:style-name="T35">wordpress, </text:span><text:span text:style-name="T33">adobe-premiere.</text:span></text:p>
                  </text:list-item>
                </text:list>
              </text:list-item>
              <text:list-item>
                <text:p text:style-name="P91"><text:span text:style-name="T105">2017/</text:span><text:span text:style-name="T110">02</text:span><text:span text:style-name="T105">-20</text:span><text:span text:style-name="T110">19/1</text:span><text:span text:style-name="T112">0</text:span><text:span text:style-name="T37">: <text:s/></text:span><text:span text:style-name="T81">je suis </text:span><text:span text:style-name="T38">intégrateur web / Frontend dev (Cadre)</text:span><text:span text:style-name="T81"> <text:s/>chez</text:span><text:span text:style-name="T38"> WEBNET  </text:span><text:span text:style-name="T100">en mode mission ou en forfait</text:span><text:span text:style-name="T46"> </text:span><text:span text:style-name="T38">:</text:span></text:p>
                <text:list>
                  <text:list-item>
                    <text:p text:style-name="P78">Mission chez le client maisonsdumonde.com (10 mois) :</text:p>
                    <text:list>
                      <text:list-item>
                        <text:p text:style-name="P70">Création front de nouvelles pages pour divers évènements sur le site maisonsdumonde.com</text:p>
                      </text:list-item>
                      <text:list-item>
                        <text:p text:style-name="P70">Création front des Newsletters à partir d’une charte graphique pour divers évènements (soldes, nouvelle collection, <text:s/>…)</text:p>
                      </text:list-item>
                      <text:list-item>
                        <text:p text:style-name="P70"><text:span text:style-name="T17">Environnement : </text:span>HMTL5, CSS3, Javascript, Jquery, SASS, Bootstrap-3, GIT, <text:span text:style-name="T185">VueJs 2.x</text:span></text:p>
                      </text:list-item>
                    </text:list>
                  </text:list-item>
                  <text:list-item>
                    <text:p text:style-name="P78">Mission chez le client orchestra-voyage <text:s/>(6 mois)</text:p>
                    <text:list>
                      <text:list-item>
                        <text:p text:style-name="P83"><text:span text:style-name="T36">Intégrant une équipe </text:span><text:span text:style-name="T102">D</text:span><text:span text:style-name="T36">esign/</text:span><text:span text:style-name="T102">Frontend</text:span><text:span text:style-name="T36">, je suis en charge de de créer la partie front des modules/composants/éléments qui seront réutilisable facilement sur l’ensemble de la plateforme web de </text:span><text:span text:style-name="T37">orchestra </text:span><text:span text:style-name="T36">et</text:span><text:span text:style-name="T37"> </text:span><text:span text:style-name="T36">qui seront adapté pour chaque client</text:span></text:p>
                      </text:list-item>
                      <text:list-item>
                        <text:p text:style-name="P70"><text:span text:style-name="T17">Environnement : </text:span>HMTL5, CSS3, <text:span text:style-name="T17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3"><text:span text:style-name="T48">Mission chez le client ICDC <text:s/>(</text:span><text:span text:style-name="T50">5</text:span><text:span text:style-name="T48"> mois)</text:span></text:p>
                    <text:list>
                      <text:list-item>
                        <text:p text:style-name="P70">Pour un projets de site institutionnel public ( CPF ) <text:s/>je faisait l’intégration web du guideline et des quelques pages web du site, <text:s/>en plus j’avais une casquette de <text:span text:style-name="T17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7"><text:span text:style-name="T17">Environnement : </text:span>HMTL5, CSS3, Jquery, SASS, Bootstrap-4, Flex-box model, GIT, drupal/twig templating.</text:p>
                      </text:list-item>
                    </text:list>
                  </text:list-item>
                  <text:list-item>
                    <text:p text:style-name="P69"><text:span text:style-name="T163">Projet </text:span><text:span text:style-name="T168">en forfait : </text:span><text:span text:style-name="T163">Europe Assistance </text:span><text:span text:style-name="T17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70"><text:bookmark-end text:name="_Hlk522556987"/><text:span text:style-name="T163">Projets </text:span><text:span text:style-name="T168">en forfait :</text:span><text:span text:style-name="T163"> Verifimmo et Ouibusiness </text:span><text:span text:style-name="T164">et </text:span><text:span text:style-name="T165">RiskEv</text:span><text:span text:style-name="T163">:</text:span> intégration web en responsive <text:span text:style-name="T169">et </text:span><text:span text:style-name="T4">s</text:span><text:span text:style-name="T5">upport des tickets </text:span><text:span text:style-name="T4">F</text:span><text:span text:style-name="T170">ront,</text:span> pour <text:span text:style-name="T6">des</text:span> site<text:span text:style-name="T171">s  de : </text:span></text:p>
                    <text:list>
                      <text:list-item>
                        <text:p text:style-name="P71"><text:span text:style-name="T171">V</text:span>érification <text:span text:style-name="T171">des </text:span>dossier<text:span text:style-name="T172">s</text:span> immobilier<text:span text:style-name="T172">s ( </text:span><text:span text:style-name="T166">Verifimmo )</text:span></text:p>
                      </text:list-item>
                      <text:list-item>
                        <text:p text:style-name="P71"><text:span text:style-name="T6">R</text:span>éservation de chambre d’hôtel <text:span text:style-name="T173">( </text:span><text:span text:style-name="T166">Ouibusiness )</text:span></text:p>
                      </text:list-item>
                      <text:list-item>
                        <text:p text:style-name="P72"><text:soft-page-break/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73"><text:span text:style-name="T17">Environnement : </text:span>HMTL5, SASS/<text:span text:style-name="T8">SCSS</text:span>, Javascript, Jquery, brunch, <text:span text:style-name="T174">gulp, twig-js </text:span>, Bootstrap <text:span text:style-name="T175">3 et 4</text:span>, GIT, BEM, Atomic-design, agile/scrum, <text:span text:style-name="T186">vueJS 2.x</text:span></text:p>
                      </text:list-item>
                    </text:list>
                  </text:list-item>
                </text:list>
              </text:list-item>
            </text:list>
            <text:p text:style-name="P94"><text:span text:style-name="T132">~~~~~~~</text:span></text:p>
            <text:list xml:id="list185558162078339" text:continue-numbering="true" text:style-name="WW8Num3">
              <text:list-item>
                <text:p text:style-name="P87"><text:span text:style-name="T17">2015-2016 : </text:span><text:span text:style-name="T135">pendant 1 an et 5 mois je suis </text:span><text:span text:style-name="T17">intégrateur web</text:span><text:span text:style-name="T135"> <text:s/>et force de proposition en </text:span><text:span text:style-name="T17">UI </text:span><text:span text:style-name="T135">dans plusieurs projets et plusieurs contextes en utilisant ( html5, css3, less/sass , photoshop, jquery/js, git ... ) chez </text:span><text:span text:style-name="T176">VISIATIV</text:span><text:span text:style-name="T179"> </text:span><text:span text:style-name="T135">:</text:span></text:p>
                <text:list>
                  <text:list-item>
                    <text:p text:style-name="P77">platforme réseau social thématique - ( environnement : Drupl6/php5 ) :</text:p>
                    <text:list>
                      <text:list-item>
                        <text:p text:style-name="P66">Intégration web des maquettes et mockup validée par le client (HTML5 , css3 , js) des différentes pages</text:p>
                      </text:list-item>
                      <text:list-item>
                        <text:p text:style-name="P66">Synchro et collaboration avec des développeurs drupal6/php <text:s/>pour la créations des Template.php et vues drupal6 de l’appli.</text:p>
                      </text:list-item>
                      <text:list-item>
                        <text:p text:style-name="P66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7">Back office d’un progiciel de gestion de process ( environnement : java/SDK ):</text:p>
                    <text:list>
                      <text:list-item>
                        <text:p text:style-name="P69"><text:span text:style-name="T135">Proposer des mockups /UI pour des interfaces de back office et intégration web ( html5 – css3 –jquery) <text:s/>des différents formulaires et vues du back office d’un module du </text:span><text:span text:style-name="T163">progiciel </text:span><text:span text:style-name="T135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7">Application web : visionneuse de catalogue CAO 3d <text:s/>(projet en agile/scrum) ( environnement : angular/java ):</text:p>
                    <text:list>
                      <text:list-item>
                        <text:p text:style-name="P66">Création et intégration web de la majorité des interfaces de l’application en ( html5 –SASS/CSS3 - bootstrap- js).</text:p>
                      </text:list-item>
                      <text:list-item>
                        <text:p text:style-name="P66">Proposer l’ergonomie et le design de plusieurs pages de l’application.</text:p>
                      </text:list-item>
                      <text:list-item>
                        <text:p text:style-name="P66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7">Application e-commerce B2B <text:s/>( environment C# )</text:p>
                    <text:list>
                      <text:list-item>
                        <text:p text:style-name="P66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9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52"><text:span text:style-name="T48">Environnement : </text:span><text:span text:style-name="T103">HMTL5, CSS3, </text:span><text:span text:style-name="T104">jQ</text:span><text:span text:style-name="T103">uery, SASS, Bootstrap</text:span><text:span text:style-name="T104">3</text:span><text:span text:style-name="T103">, GIT, </text:span><text:span text:style-name="T104">photoshop, photoshop, phpStorm.</text:span></text:p>
                  </text:list-item>
                </text:list>
              </text:list-item>
            </text:list>
            <text:p text:style-name="P14"><text:soft-page-break/>~~~~~~~~~~~~~~~~~~~~~</text:p>
            <text:list xml:id="list185558057066048" text:continue-numbering="true" text:style-name="WW8Num3">
              <text:list-item>
                <text:p text:style-name="P87"><text:span text:style-name="T17">2014-2015 : </text:span><text:span text:style-name="T135">pendant 1 an et 3 mois je suis</text:span><text:span text:style-name="T17"> Webmaster/webdesigner</text:span><text:span text:style-name="T135"> <text:s/></text:span><text:span text:style-name="T176">Autonome</text:span><text:span text:style-name="T17">:</text:span></text:p>
                <text:list>
                  <text:list-item>
                    <text:p text:style-name="P77">Création et administration d’un site de petites annonce pour particulier sous joomla </text:p>
                    <text:list>
                      <text:list-item>
                        <text:p text:style-name="P66">Installation paramétrage du plugin des petites annonces</text:p>
                      </text:list-item>
                      <text:list-item>
                        <text:p text:style-name="P82">Adaptation du thème/skin du site et <text:s/>déclinaison graphique déjà conçu</text:p>
                      </text:list-item>
                      <text:list-item>
                        <text:p text:style-name="P66">Ajouter et administration le contenu du site</text:p>
                      </text:list-item>
                    </text:list>
                  </text:list-item>
                  <text:list-item>
                    <text:p text:style-name="P77">Création de plusieurs sites sous Wordpress ( site d’emploi – blogs perso – autres mini site de services pour des <text:s/>tiers ) : </text:p>
                    <text:list>
                      <text:list-item>
                        <text:p text:style-name="P66">Intégration et Création des skins et thèmes pour wordpress</text:p>
                      </text:list-item>
                      <text:list-item>
                        <text:p text:style-name="P61"><text:span text:style-name="T163">Doc/Installati</text:span><text:span text:style-name="T17">on</text:span>/paramétrage des plugins nécessaires</text:p>
                      </text:list-item>
                      <text:list-item>
                        <text:p text:style-name="P66">Modération du contenu</text:p>
                      </text:list-item>
                      <text:list-item>
                        <text:p text:style-name="P60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62"><text:span text:style-name="T163">Environnement </text:span><text:span text:style-name="T17">: </text:span><text:span text:style-name="T22">HMTL5, Js/jQuery, CSS/SASS, GIT, photoshop, phpStorm, </text:span><text:span text:style-name="T27">wordpress 3+, <text:s/>joumla 1.x, </text:span><text:span text:style-name="T22"><text:s/>PHP/Mysql</text:span></text:p>
                  </text:list-item>
                </text:list>
              </text:list-item>
            </text:list>
            <text:p text:style-name="P18">~~~~~~~~~~~~~~~~~~~~~</text:p>
            <text:list xml:id="list185558488771763" text:continue-numbering="true" text:style-name="WW8Num3">
              <text:list-item>
                <text:p text:style-name="P87"><text:span text:style-name="T17">2011-2014</text:span><text:span text:style-name="T18"> </text:span><text:span text:style-name="T135">:</text:span> pendant <text:s/>2 ans et <text:s/>7 mois <text:span text:style-name="T135"><text:s/>je suis Webmaster/Chargé webmarketing chez </text:span><text:span text:style-name="T176">Leyton</text:span><text:span text:style-name="T179"> </text:span><text:span text:style-name="T135">: gestion et évolution des sites du groupe</text:span><text:span text:style-name="T17"> :</text:span></text:p>
                <text:list>
                  <text:list-item>
                    <text:p text:style-name="P77">Le site corporate du groupe, et le site de la 2eme marque du groupe (environnement : php4 ) :</text:p>
                    <text:list>
                      <text:list-item>
                        <text:p text:style-name="P66">Support des bugs du code php4 des sites.</text:p>
                      </text:list-item>
                      <text:list-item>
                        <text:p text:style-name="P66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6">Gestion et modération du contenu des droits d’accès des utilisateurs</text:p>
                      </text:list-item>
                      <text:list-item>
                        <text:p text:style-name="P60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63"><text:span text:style-name="T163">Environnement </text:span><text:span text:style-name="T17">: </text:span><text:span text:style-name="T22">HTML5, CSS, </text:span><text:span text:style-name="T28"><text:s/>javascript/jquery, </text:span><text:span text:style-name="T22"><text:s/></text:span><text:span text:style-name="T26">photoshop, </text:span><text:span text:style-name="T22">php, google analytics, google webmaster tools</text:span></text:p>
                  </text:list-item>
                </text:list>
              </text:list-item>
            </text:list>
            <text:p text:style-name="P18">~~~~~~~~~~~~~~~~~~~~~</text:p>
            <text:list xml:id="list185558344269096" text:continue-numbering="true" text:style-name="WW8Num3">
              <text:list-item>
                <text:p text:style-name="P87"><text:span text:style-name="T135">2008 - 2011 : pendant <text:s/>2 ans et <text:s/>8 mois <text:s/>je suis Webmaster (intégration HTML-CSS-JS, et </text:span><text:soft-page-break/><text:span text:style-name="T135">gestion des sites</text:span> clients, …..) à <text:span text:style-name="T177">finatech</text:span><text:span text:style-name="T178"> </text:span>:</text:p>
                <text:list>
                  <text:list-item>
                    <text:p text:style-name="P77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7">Intégration web des maquettes fournit par le directeur artistique ( xhtml – css – js/jquery ) </text:p>
                      </text:list-item>
                      <text:list-item>
                        <text:p text:style-name="P67">Puis une 2eme intégration dans le serveur ZOPE avec un langage DTML</text:p>
                      </text:list-item>
                      <text:list-item>
                        <text:p text:style-name="P60">Tests et support des bugs de rendu remonté par le client.</text:p>
                      </text:list-item>
                    </text:list>
                  </text:list-item>
                  <text:list-item>
                    <text:p text:style-name="P53"><text:span text:style-name="T49">Environnement </text:span><text:span text:style-name="T38">: </text:span><text:span text:style-name="T96">XHTML, </text:span><text:span text:style-name="T97">CSS, </text:span><text:span text:style-name="T99">photoshop</text:span><text:span text:style-name="T97"> , javascript/jquery </text:span><text:span text:style-name="T96">, photoshop, ZOPE/DTML , wordpress 2.x</text:span></text:p>
                  </text:list-item>
                </text:list>
              </text:list-item>
            </text:list>
            <text:p text:style-name="P19">~~~~~~~~~~~~~~~~~~~~~</text:p>
            <text:list xml:id="list185558403411162" text:continue-numbering="true" text:style-name="WW8Num3">
              <text:list-item>
                <text:p text:style-name="P87"><text:span text:style-name="T17">2007-2008</text:span> : 5 mois en tant qu’<text:span text:style-name="T18">intégrateur/ </text:span><text:span text:style-name="T20">W</text:span><text:span text:style-name="T18">ebdesigner </text:span>à <text:span text:style-name="T177">CASABLUELABS</text:span>.</text:p>
                <text:list>
                  <text:list-item>
                    <text:p text:style-name="P69"><text:span text:style-name="T167">Un site d’événementiel marocain + un journal quotidien régional <text:s/>(</text:span><text:span text:style-name="T163">environnment : </text:span><text:span text:style-name="T167"><text:s/>joomla 1.x / php4)</text:span></text:p>
                    <text:list>
                      <text:list-item>
                        <text:p text:style-name="P69">Adapter le <text:s/>skin du CMS joomla 1.x au maquette PSD</text:p>
                      </text:list-item>
                    </text:list>
                  </text:list-item>
                  <text:list-item>
                    <text:p text:style-name="P79">Le site de l’agence CASABLUELABS</text:p>
                    <text:list>
                      <text:list-item>
                        <text:p text:style-name="P69">Proposition graphique de la maquette du site sous Photoshop</text:p>
                      </text:list-item>
                      <text:list-item>
                        <text:p text:style-name="P69">Intégration xhtml/css2.1 de la maquette.</text:p>
                      </text:list-item>
                    </text:list>
                  </text:list-item>
                  <text:list-item>
                    <text:p text:style-name="P54"><text:span text:style-name="T49">Environnement </text:span><text:span text:style-name="T38">: </text:span><text:span text:style-name="T96">XHTML , </text:span><text:span text:style-name="T98">CSS </text:span><text:span text:style-name="T96"><text:s/>, photoshop, jquery, php4</text:span></text:p>
                  </text:list-item>
                </text:list>
              </text:list-item>
            </text:list>
            <text:p text:style-name="P15">~~~~~~~~~~~~~~~~~~~~~</text:p>
            <text:list xml:id="list185558918665661" text:continue-numbering="true" text:style-name="WW8Num3">
              <text:list-item>
                <text:p text:style-name="P69"><text:span text:style-name="T17">2007</text:span> : stage de 3 mois à la Société INNOVATION CONCEPT Offshoring en développement WEB.</text:p>
                <text:list>
                  <text:list-item>
                    <text:p text:style-name="P69"><text:span text:style-name="T167">Platform de gestion des fournisseurs ( client allemand) ( </text:span><text:span text:style-name="T163">environnment : </text:span><text:span text:style-name="T167"><text:s/>php4 ) </text:span></text:p>
                    <text:list>
                      <text:list-item>
                        <text:p text:style-name="P56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6">~~~~~~~~~~~~~~~~~~~~~</text:p>
            <text:list xml:id="list185557915292876" text:continue-numbering="true" text:style-name="WW8Num3">
              <text:list-item>
                <text:p text:style-name="P87"><text:span text:style-name="T17">2007 </text:span>: 6 mois à la société PHONE ON LINE en tant que chargé d’assistance technique  :</text:p>
                <text:list>
                  <text:list-item>
                    <text:p text:style-name="P56">Résoudre les problème de connexion internet du client orange ( hotline )</text:p>
                  </text:list-item>
                </text:list>
              </text:list-item>
            </text:list>
            <text:p text:style-name="P16">~~~~~~~~~~~~~~~~~~~~~</text:p>
            <text:list xml:id="list185558443946983" text:continue-numbering="true" text:style-name="WW8Num3">
              <text:list-item>
                <text:p text:style-name="P87"><text:span text:style-name="T17">2006</text:span> : 6 mois de stage ANAPEC <text:s/>à la Société INVOLYS dans le poste de développeur <text:soft-page-break/>informatique :</text:p>
                <text:list>
                  <text:list-item>
                    <text:p text:style-name="P69"><text:span text:style-name="T167">Application de gestion immobilière ( </text:span><text:span text:style-name="T163">environnment : </text:span><text:span text:style-name="T167"><text:s/>visual basic 6 )</text:span>: </text:p>
                    <text:list>
                      <text:list-item>
                        <text:p text:style-name="P56">Traiter, corriger les bugs Suite à un rapport de bugs envoyer par le <text:s/>consultant /testeur (<text:span text:style-name="T135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85557981549768" text:continue-numbering="true" text:style-name="WW8Num3">
              <text:list-item>
                <text:p text:style-name="P87"><text:span text:style-name="T17">2005</text:span> : Stage de 3 mois à la DRH de la commune urbaine de Casablanca : pour un développement VB :</text:p>
                <text:list>
                  <text:list-item>
                    <text:p text:style-name="P56"><text:span text:style-name="T163">Application de gestion du bureau d’orde de la DRH de casa </text:span><text:span text:style-name="T167">( </text:span><text:span text:style-name="T163">environnement : </text:span><text:span text:style-name="T167"><text:s/>visual basic 6 )</text:span>: </text:p>
                    <text:list>
                      <text:list-item>
                        <text:p text:style-name="P87"><text:span text:style-name="T180"><text:s/></text:span><text:span text:style-name="T135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21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9" text:outline-level="4"><draw:frame text:anchor-type="paragraph" draw:z-index="4" draw:name="Forme2" draw:style-name="gr1" draw:text-style-name="P97" svg:width="17.596cm" svg:height="1.033cm" svg:x="-0.155cm" svg:y="0.018cm"><draw:text-box><text:p text:style-name="P96"><text:span text:style-name="T196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1076251167" text:style-name="WW8Num1">
              <text:list-item>
                <text:p text:style-name="P74"><text:span text:style-name="T17">Sport</text:span> : course, natation, bowling, </text:p>
              </text:list-item>
              <text:list-item>
                <text:p text:style-name="P74"><text:span text:style-name="T17">Veille technologique</text:span> : suivre les avancés en IT</text:p>
              </text:list-item>
              <text:list-item>
                <text:p text:style-name="P74"><text:span text:style-name="T17">Art et dessin</text:span> : le dessin et design divers</text:p>
              </text:list-item>
              <text:list-item>
                <text:p text:style-name="P84"><text:span text:style-name="T37">Les jeux sociaux : </text:span><text:span text:style-name="T36">loup garou, </text:span><text:span text:style-name="T95">uno</text:span><text:span text:style-name="T36"> …</text:span></text:p>
              </text:list-item>
              <text:list-item>
                <text:p text:style-name="P85"><text:span text:style-name="T36">jeux video : </text:span><text:span text:style-name="T96">rétro-gaming,les jeux de combat,,,</text:span></text:p>
              </text:list-item>
              <text:list-item>
                <text:p text:style-name="P75"><text:span text:style-name="T18">Cinéma / </text:span><text:span text:style-name="T21">séries</text:span> : films d'auteur &amp; animation <text:s/>3d, <text:span text:style-name="T184">et séries connu</text:span></text:p>
              </text:list-item>
              <text:list-item>
                <text:p text:style-name="P58"><text:span text:style-name="T17">Photographie/ montage vidéo </text:span>: j’aime produire des photos et des vidéos de mes sorties évasion avec une touche artistique :</text:p>
                <text:list>
                  <text:list-item>
                    <text:p text:style-name="P93"><text:span text:style-name="T52"><text:s/></text:span><text:a xlink:type="simple" xlink:href="https://www.eyeem.com/u/youneschrak" text:style-name="Internet_20_link" text:visited-style-name="Visited_20_Internet_20_Link"><text:span text:style-name="Internet_20_link"><text:span text:style-name="T53">https://www.eyeem.com/u/youneschrak</text:span></text:span></text:a><text:span text:style-name="T53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30" text:outline-level="4"><draw:frame text:anchor-type="paragraph" draw:z-index="5" draw:name="Forme2" draw:style-name="gr1" draw:text-style-name="P97" svg:width="17.596cm" svg:height="1.033cm" svg:x="-0.155cm" svg:y="0.018cm"><draw:text-box><text:p text:style-name="P96"><text:span text:style-name="T196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5" text:outline-level="1"/>
            <text:p text:style-name="P8"><text:span text:style-name="T37">Mail</text:span><text:span text:style-name="T36"> : </text:span><text:a xlink:type="simple" xlink:href="mailto:chryounes@gmail.com" text:style-name="Internet_20_link" text:visited-style-name="Visited_20_Internet_20_Link"><text:span text:style-name="Internet_20_link"><text:span text:style-name="T36">chryounes@gmail.com</text:span></text:span></text:a></text:p>
            <text:p text:style-name="P11"><text:span text:style-name="T54">Linkedin:</text:span><text:span text:style-name="Internet_20_link"><text:span text:style-name="T56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4">Behance :</text:span></text:span><text:span text:style-name="Internet_20_link"><text:span text:style-name="T12"> https://www.behance.net/younesc</text:span></text:span></text:p>
            <text:p text:style-name="P13"><text:soft-page-break/><text:span text:style-name="Internet_20_link"><text:span text:style-name="T54">gitHub </text:span></text:span><text:span text:style-name="Internet_20_link"><text:span text:style-name="T55">(WIP)</text:span></text:span><text:span text:style-name="Internet_20_link"><text:span text:style-name="T13"> : <text:s/></text:span></text:span></text:p>
            <text:list xml:id="list185558336240429" text:continue-list="list2574193758" text:style-name="L1">
              <text:list-item>
                <text:p text:style-name="P38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0"><text:span text:style-name="T152">→ </text:span><text:span text:style-name="T150"><text:s/>D</text:span><text:span text:style-name="T151">émo</text:span><text:span text:style-name="T150"> web : https://younesh.github.io/MyStyleGuide/dist/styleguide.html</text:span></text:p>
                  </text:list-item>
                </text:list>
              </text:list-item>
              <text:list-item>
                <text:p text:style-name="P41"><text:a xlink:type="simple" xlink:href="https://github.com/younesh/learnVueJs" text:style-name="Internet_20_link" text:visited-style-name="Visited_20_Internet_20_Link"><text:span text:style-name="T148">https://github.com/younesh/learnVueJs</text:span></text:a></text:p>
              </text:list-item>
              <text:list-item>
                <text:p text:style-name="P41"><text:a xlink:type="simple" xlink:href="https://github.com/younesh/tests-web/tree/master/javascript" text:style-name="Internet_20_link" text:visited-style-name="Visited_20_Internet_20_Link"><text:span text:style-name="Internet_20_link"><text:span text:style-name="T149">https://github.com/younesh/tests-web/tree/master/javascript</text:span></text:span></text:a></text:p>
              </text:list-item>
              <text:list-item>
                <text:p text:style-name="P39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58"> </text:span></text:span><text:span text:style-name="Internet_20_link"><text:span text:style-name="T159"><text:s/>(WIP)</text:span></text:span></text:p>
              </text:list-item>
            </text:list>
            <text:p text:style-name="P23"><text:span text:style-name="Internet_20_link"><text:span text:style-name="T54">CV one Page : </text:span></text:span><text:a xlink:type="simple" xlink:href="https://younesh.github.io/CV/YC-front-op.pdf" text:style-name="Internet_20_link" text:visited-style-name="Visited_20_Internet_20_Link"><text:span text:style-name="Internet_20_link"><text:span text:style-name="T16">https://younesh.github.io/CV/YC-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89">i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90">nte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6">-op.pdf</text:span></text:span></text:a><text:span text:style-name="Internet_20_link"><text:span text:style-name="T56"> </text:span></text:span></text:p>
            <text:p text:style-name="P22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'Liberation Sans', Roboto, Noto, sans-serif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6T18:49:33.934000000</dc:date>
    <meta:editing-duration>P7DT2H59M17S</meta:editing-duration>
    <meta:editing-cycles>268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3" meta:word-count="1939" meta:character-count="12302" meta:non-whitespace-character-count="10522"/>
  </office:meta>
</office:document-meta>
</file>